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3.08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3.605cm" fo:break-before="auto" style:use-optimal-row-height="true"/>
    </style:style>
    <style:style style:name="ro23" style:family="table-row">
      <style:table-row-properties style:row-height="3.685cm" fo:break-before="auto" style:use-optimal-row-height="true"/>
    </style:style>
    <style:style style:name="ro24" style:family="table-row">
      <style:table-row-properties style:row-height="4.316cm" fo:break-before="auto" style:use-optimal-row-height="true"/>
    </style:style>
    <style:style style:name="ro25" style:family="table-row">
      <style:table-row-properties style:row-height="5.265cm" fo:break-before="auto" style:use-optimal-row-height="true"/>
    </style:style>
    <style:style style:name="ro26" style:family="table-row">
      <style:table-row-properties style:row-height="5.027cm" fo:break-before="auto" style:use-optimal-row-height="true"/>
    </style:style>
    <style:style style:name="ro27" style:family="table-row">
      <style:table-row-properties style:row-height="4.10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2.947cm" fo:break-before="auto" style:use-optimal-row-height="true"/>
    </style:style>
    <style:style style:name="ro30" style:family="table-row">
      <style:table-row-properties style:row-height="1.605cm" fo:break-before="auto" style:use-optimal-row-height="true"/>
    </style:style>
    <style:style style:name="ro31" style:family="table-row">
      <style:table-row-properties style:row-height="1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1">
            <text:p>0813 <text:s/>1131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1">
            <text:p>0813 <text:s/>1131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1">
            <text:p>0813 <text:s/>1131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1">
            <text:p>0813 <text:s/>1131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2">
            <text:p>0813 <text:s/>11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2">
            <text:p>0813 <text:s/>11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2">
            <text:p>0813 <text:s/>11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2">
            <text:p>0813 <text:s/>11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3">
            <text:p>0813 <text:s/>11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3">
            <text:p>0813 <text:s/>11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3">
            <text:p>0813 <text:s/>11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3">
            <text:p>0813 <text:s/>11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3">
            <text:p>0813 <text:s/>11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3">
            <text:p>0813 <text:s/>113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4">
            <text:p>0813 <text:s/>11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4">
            <text:p>0813 <text:s/>11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4">
            <text:p>0813 <text:s/>11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4">
            <text:p>0813 <text:s/>11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6">
            <text:p>0813 <text:s/>11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6">
            <text:p>0813 <text:s/>11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6">
            <text:p>0813 <text:s/>11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7">
            <text:p>0813 <text:s/>11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7">
            <text:p>0813 <text:s/>113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7">
            <text:p>0813 <text:s/>11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7">
            <text:p>0813 <text:s/>113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7">
            <text:p>0813 <text:s/>11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7">
            <text:p>0813 <text:s/>11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8">
            <text:p>0813 <text:s/>11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8">
            <text:p>0813 <text:s/>11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8">
            <text:p>0813 <text:s/>11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8">
            <text:p>0813 <text:s/>11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8">
            <text:p>0813 <text:s/>11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8">
            <text:p>0813 <text:s/>11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8">
            <text:p>0813 <text:s/>1131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8">
            <text:p>0813 <text:s/>11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9">
            <text:p>0813 <text:s/>11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9">
            <text:p>0813 <text:s/>11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9">
            <text:p>0813 <text:s/>11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9">
            <text:p>0813 <text:s/>11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19">
            <text:p>0813 <text:s/>11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">
            <text:p>0813 <text:s/>113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">
            <text:p>0813 <text:s/>11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">
            <text:p>0813 <text:s/>11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">
            <text:p>0813 <text:s/>11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">
            <text:p>0813 <text:s/>113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">
            <text:p>0813 <text:s/>11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">
            <text:p>0813 <text:s/>11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1">
            <text:p>0813 <text:s/>113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1">
            <text:p>0813 <text:s/>11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1">
            <text:p>0813 <text:s/>113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1">
            <text:p>0813 <text:s/>11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1">
            <text:p>0813 <text:s/>11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2">
            <text:p>0813 <text:s/>1131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2">
            <text:p>0813 <text:s/>11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2">
            <text:p>0813 <text:s/>11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2">
            <text:p>0813 <text:s/>11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2">
            <text:p>0813 <text:s/>1131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3">
            <text:p>0813 <text:s/>113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3">
            <text:p>0813 <text:s/>11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3">
            <text:p>0813 <text:s/>11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3">
            <text:p>0813 <text:s/>11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3">
            <text:p>0813 <text:s/>11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3">
            <text:p>0813 <text:s/>113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3">
            <text:p>0813 <text:s/>11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4">
            <text:p>0813 <text:s/>11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4">
            <text:p>0813 <text:s/>11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4">
            <text:p>0813 <text:s/>11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4">
            <text:p>0813 <text:s/>1131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5">
            <text:p>0813 <text:s/>11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5">
            <text:p>0813 <text:s/>113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6">
            <text:p>0813 <text:s/>11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6">
            <text:p>0813 <text:s/>11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6">
            <text:p>0813 <text:s/>11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6">
            <text:p>0813 <text:s/>11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6">
            <text:p>0813 <text:s/>113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8">
            <text:p>78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6">
            <text:p>0813 <text:s/>1131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9">
            <text:p>79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7">
            <text:p>0813 <text:s/>1131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7">
            <text:p>0813 <text:s/>113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1">
            <text:p>81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7">
            <text:p>0813 <text:s/>1131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82">
            <text:p>82</text:p>
          </table:table-cell>
          <table:table-cell table:style-name="ce3" office:value-type="float" office:value="82">
            <text:p>82</text:p>
          </table:table-cell>
          <table:table-cell table:style-name="ce6"/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8">
            <text:p>0813 <text:s/>1131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3">
            <text:p>83</text:p>
          </table:table-cell>
          <table:table-cell table:style-name="ce3" office:value-type="float" office:value="83">
            <text:p>83</text:p>
          </table:table-cell>
          <table:table-cell table:style-name="ce6"/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8">
            <text:p>0813 <text:s/>1131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4">
            <text:p>84</text:p>
          </table:table-cell>
          <table:table-cell table:style-name="ce3" office:value-type="float" office:value="84">
            <text:p>84</text:p>
          </table:table-cell>
          <table:table-cell table:style-name="ce6"/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9">
            <text:p>0813 <text:s/>1131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5">
            <text:p>85</text:p>
          </table:table-cell>
          <table:table-cell table:style-name="ce3" office:value-type="float" office:value="85">
            <text:p>85</text:p>
          </table:table-cell>
          <table:table-cell table:style-name="ce6"/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29">
            <text:p>0813 <text:s/>1131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6">
            <text:p>86</text:p>
          </table:table-cell>
          <table:table-cell table:style-name="ce3" office:value-type="float" office:value="86">
            <text:p>86</text:p>
          </table:table-cell>
          <table:table-cell table:style-name="ce6"/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3">
            <text:p>0813 <text:s/>1131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7">
            <text:p>87</text:p>
          </table:table-cell>
          <table:table-cell table:style-name="ce3" office:value-type="float" office:value="87">
            <text:p>87</text:p>
          </table:table-cell>
          <table:table-cell table:style-name="ce6"/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3">
            <text:p>0813 <text:s/>1131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8">
            <text:p>88</text:p>
          </table:table-cell>
          <table:table-cell table:style-name="ce3" office:value-type="float" office:value="88">
            <text:p>88</text:p>
          </table:table-cell>
          <table:table-cell table:style-name="ce6"/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3">
            <text:p>0813 <text:s/>113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9">
            <text:p>89</text:p>
          </table:table-cell>
          <table:table-cell table:style-name="ce3" office:value-type="float" office:value="89">
            <text:p>89</text:p>
          </table:table-cell>
          <table:table-cell table:style-name="ce6"/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31">
            <text:p>0813 <text:s/>11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0">
            <text:p>90</text:p>
          </table:table-cell>
          <table:table-cell table:style-name="ce3" office:value-type="float" office:value="90">
            <text:p>90</text:p>
          </table:table-cell>
          <table:table-cell table:style-name="ce6"/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31">
            <text:p>0813 <text:s/>113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1">
            <text:p>91</text:p>
          </table:table-cell>
          <table:table-cell table:style-name="ce3" office:value-type="float" office:value="91">
            <text:p>91</text:p>
          </table:table-cell>
          <table:table-cell table:style-name="ce6"/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31">
            <text:p>0813 <text:s/>11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2">
            <text:p>92</text:p>
          </table:table-cell>
          <table:table-cell table:style-name="ce3" office:value-type="float" office:value="92">
            <text:p>92</text:p>
          </table:table-cell>
          <table:table-cell table:style-name="ce6"/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32">
            <text:p>0813 <text:s/>11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3">
            <text:p>93</text:p>
          </table:table-cell>
          <table:table-cell table:style-name="ce3" office:value-type="float" office:value="93">
            <text:p>93</text:p>
          </table:table-cell>
          <table:table-cell table:style-name="ce6"/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32">
            <text:p>0813 <text:s/>1131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4">
            <text:p>94</text:p>
          </table:table-cell>
          <table:table-cell table:style-name="ce3" office:value-type="float" office:value="94">
            <text:p>94</text:p>
          </table:table-cell>
          <table:table-cell table:style-name="ce6"/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32">
            <text:p>0813 <text:s/>1131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5">
            <text:p>95</text:p>
          </table:table-cell>
          <table:table-cell table:style-name="ce3" office:value-type="float" office:value="95">
            <text:p>95</text:p>
          </table:table-cell>
          <table:table-cell table:style-name="ce6"/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33">
            <text:p>0813 <text:s/>11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6">
            <text:p>96</text:p>
          </table:table-cell>
          <table:table-cell table:style-name="ce3" office:value-type="float" office:value="96">
            <text:p>96</text:p>
          </table:table-cell>
          <table:table-cell table:style-name="ce6"/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33">
            <text:p>0813 <text:s/>1131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7">
            <text:p>97</text:p>
          </table:table-cell>
          <table:table-cell table:style-name="ce3" office:value-type="float" office:value="97">
            <text:p>97</text:p>
          </table:table-cell>
          <table:table-cell table:style-name="ce6"/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34">
            <text:p>0813 <text:s/>113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8">
            <text:p>98</text:p>
          </table:table-cell>
          <table:table-cell table:style-name="ce3" office:value-type="float" office:value="98">
            <text:p>98</text:p>
          </table:table-cell>
          <table:table-cell table:style-name="ce6"/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34">
            <text:p>0813 <text:s/>11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99">
            <text:p>99</text:p>
          </table:table-cell>
          <table:table-cell table:style-name="ce6"/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34">
            <text:p>0813 <text:s/>11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100">
            <text:p>100</text:p>
          </table:table-cell>
          <table:table-cell table:style-name="ce6"/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34">
            <text:p>0813 <text:s/>113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101">
            <text:p>101</text:p>
          </table:table-cell>
          <table:table-cell table:style-name="ce6"/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35">
            <text:p>0813 <text:s/>113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102">
            <text:p>102</text:p>
          </table:table-cell>
          <table:table-cell table:style-name="ce6"/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35">
            <text:p>0813 <text:s/>1131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103">
            <text:p>103</text:p>
          </table:table-cell>
          <table:table-cell table:style-name="ce6"/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35">
            <text:p>0813 <text:s/>11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4">
            <text:p>10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35">
            <text:p>0813 <text:s/>11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5">
            <text:p>10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35">
            <text:p>0813 <text:s/>11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6">
            <text:p>10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35">
            <text:p>0813 <text:s/>11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7">
            <text:p>10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35">
            <text:p>0813 <text:s/>11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8">
            <text:p>10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35">
            <text:p>0813 <text:s/>11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35">
            <text:p>0813 <text:s/>113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0">
            <text:p>11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3T11:31:30.35">
            <text:p>0813 <text:s/>1131</text:p>
          </table:table-cell>
          <table:table-cell table:number-columns-repeated="1011"/>
        </table:table-row>
        <table:table-row table:style-name="ro13">
          <table:table-cell office:value-type="string">
            <text:p>*</text:p>
          </table:table-cell>
          <table:table-cell table:formula="of:=MAX([.B3:.B110])+1" office:value-type="float" office:value="104">
            <text:p>104</text:p>
          </table:table-cell>
          <table:table-cell table:style-name="ce7" table:formula="of:=NOW()" office:value-type="date" office:date-value="2021-08-13T11:31:30.35">
            <text:p>0813 <text:s/>1131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13T11:31:30.35">
            <text:p>2021/8/13 11:31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13T11:31:30.35">
            <text:p>0813 <text:s/>1131</text:p>
          </table:table-cell>
          <table:table-cell table:style-name="ce7" table:formula="of:=NOW()" office:value-type="date" office:date-value="2021-08-13T11:31:30.35">
            <text:p>0813 <text:s/>1131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13T11:31:30.35">
            <text:p>0813 <text:s/>113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3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17]);&quot;)&quot;)" office:value-type="string" office:string-value="(16)">
            <text:p>(16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2T07:42:50.8">
            <text:p>0802</text:p>
          </table:table-cell>
          <table:table-cell table:style-name="ce9" office:value-type="string">
            <text:p>v-1-88</text:p>
          </table:table-cell>
          <table:table-cell table:style-name="ce19" office:value-type="string">
            <text:p>nóng bức. nóng quá. tại sao nó là nóng quá? <text:s/>/ mùa hạ. mùa. ở Việt Nam, cũng, có nóng quá không? / nó rơi. cơn mưa. trời mưa.</text:p>
          </table:table-cell>
          <table:table-cell table:style-name="ce20" office:value-type="string" table:number-columns-spanned="2" table:number-rows-spanned="1">
            <text:p>暑い。こんなに暑い。なぜ、暑いのか？なぜ、こんなに暑いのか？ / 夏。季節。ベトナムも、暑いか？ / 降る。雨。雨が降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15.11">
            <text:p>0813 <text:s/>113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스스로는 내려오지 않다. &lt;2&gt; 먼저 미케를 잡고 내린다. 그리고, 크로. (2) 마사지를 시작할 전 나는 구충 스프레이를 팔에 건다. &lt;2&gt; 그러자, 모두 도망쳐 버렸다. 옹벽으로 돌아가서 버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15.11">
            <text:p>0813 <text:s/>113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edziele, drugi sierpnia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15.11">
            <text:p>0813 <text:s/>113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`kan` i `dai-kan`. &lt;2&gt; widzę niewielki postęp. postęp w wydmuchaniu dźwięków `kan`-u. / (2) postęp : jak dla dźwięków, ich zakres. wczoraj, aż do siódmej dziury. &lt;2&gt; stopień uniesienia dolnej wargi w dźwiękach `kan`-u, to, jak zauważyłem, <text:s/>jest wyższy niż dotąd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15.11">
            <text:p>0813 <text:s/>1131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أول من أب.</text:p>
          </table:table-cell>
          <table:table-cell table:style-name="ce20" office:value-type="string">
            <text:p>al'awalu / ab[august</text:p>
          </table:table-cell>
          <table:table-cell table:style-name="ce20" office:value-type="string">
            <text:p>it was sunday, the first of august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15.11">
            <text:p>0813 <text:s/>1131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اول ماه اوت.</text:p>
          </table:table-cell>
          <table:table-cell table:style-name="ce20" office:value-type="string">
            <text:p>awal[first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15.11">
            <text:p>0813 <text:s/>1131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في الامس، أشتري وجبة خفيفة، مرة اخرى.</text:p>
          </table:table-cell>
          <table:table-cell table:style-name="ce20" office:value-type="string">
            <text:p>wadh'batan xafiyfatan[snack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15.11">
            <text:p>0813 <text:s/>1131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9" office:value-type="string">
            <text:p>گرم بود، دوباره. / باد. بادها. باد وجود داشت.</text:p>
          </table:table-cell>
          <table:table-cell table:style-name="ce20" office:value-type="string">
            <text:p>kyarm[hot / baat[wind / udhuwd[existence / doosht[have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44">
            <text:p>0813 <text:s/>1131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3T09:45:18.2">
            <text:p>0803</text:p>
          </table:table-cell>
          <table:table-cell table:style-name="ce9" office:value-type="string">
            <text:p>v-1-89</text:p>
          </table:table-cell>
          <table:table-cell table:style-name="ce19" office:value-type="string">
            <text:p>gió. thổi. gió đang thổi. / nếu gió thổi. mát mẻ. nó trở nên mát mẻ. nó sẽ trở nên mát mẻ.</text:p>
          </table:table-cell>
          <table:table-cell table:style-name="ce20" office:value-type="string" table:number-columns-spanned="2" table:number-rows-spanned="1">
            <text:p>風。吹く。風が吹く。 / もし風が吹いたら。涼しい。涼しくなる。涼しくなるだろう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44">
            <text:p>0813 <text:s/>113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려오지 않다. &lt;2&gt; 먼저 미케를 내린다. &lt;3&gt; 이어 크로를. &lt;4&gt; 그러자 미케는 보도 쪽으로 가서 옹벽에 돌아 버린다. &lt;5&gt; 그래서 미케가 다시 내 전면에 오면, 양 다리를 붙잡고 지상에 내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44">
            <text:p>0813 <text:s/>113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rug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44">
            <text:p>0813 <text:s/>1131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nowe odkrycie : &lt;1&gt; dźwięk `kan`-u. kształt wargi dolnej. &lt;2&gt; w prównaniu[comparison do kształtu dźwięków `ro`-u. część wargi dolnej, trochę wewnątrz, ta część staje się wciągnięta[pulled do wewnątrz. &lt;3&gt; wcześniej, myśłem, że kiedy wydmucham `kan`, musiłem przesuwać[move wargę dolną do przodu, raczej, nie tyłu. &lt;4&gt; także, dla wydmuchania `kan`, myśłem, musiłem ciągnąć boki[sides wargi w kierunku środka. (2) w skrócie[short, ruchy[moves wargi dolnej są dwa : &lt;1&gt; trochę podnosisz część wargi dolnej, która znajduje[is się tuż za czubkiem wargi. &lt;2&gt; jak wyżej[above, pociągasz[pull samą część do wewnątrz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45">
            <text:p>0813 <text:s/>1131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4T08:08:29">
            <text:p>0804</text:p>
          </table:table-cell>
          <table:table-cell table:style-name="ce9" office:value-type="string">
            <text:p>v-1-90</text:p>
          </table:table-cell>
          <table:table-cell table:style-name="ce19" office:value-type="string">
            <text:p>tuần. tuần này. tuần tới. tuần trước. / thời[time;weather~1 tiết[period. thời tiết của tuần này. / hôm nay. ngày[day mai[tomorrow. hôm qua. / ba ngày trước. năm ngày trước. / một tháng. hai tháng. một tháng trước.</text:p>
          </table:table-cell>
          <table:table-cell table:style-name="ce20" office:value-type="string" table:number-columns-spanned="2" table:number-rows-spanned="1">
            <text:p>週。今週。来週。先週。 / 天気。今週の天気。 / 今日。明日。昨日。 / ３日前。５日前。 / １ヶ月。２ヶ月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45">
            <text:p>0813 <text:s/>113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계단을 지날 무렵 두 마리 <text:s/>함깨 달려왔다. `평평 자리` 의 좀 앞으로. (2) 페이스트를 주는 때. &lt;1&gt; 항상 먼저 크로에게 준다. 그러자 미케는 크로에게 준 페이스트가 있는 곳으로 가려고한다. &lt;2&gt; 그래서 나는 항상 `미케!` 라고 호소, 미케를 제한하려고 한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46">
            <text:p>0813 <text:s/>1131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2-91</text:p>
          </table:table-cell>
          <table:table-cell table:style-name="ce19" office:value-type="string">
            <text:p>달린다. 걷는다. 간다. 온다. / 빨리 달린다. 느리게 걷는다. 똑바로 간다. 바로 온다. / 함께 온다. 혼자 걷는다. 모두와 함께 간다. / 곧 온다. 오래지 않아 달린다. 결국 걷는다.</text:p>
          </table:table-cell>
          <table:table-cell table:style-name="ce20" office:value-type="string" table:number-columns-spanned="2" table:number-rows-spanned="1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covered-table-cell table:style-name="ce2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47">
            <text:p>0813 <text:s/>113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trzec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47">
            <text:p>0813 <text:s/>1131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wydmuchanie dźwięków `kan`-u. zgodnie z metodą, którę odkryłem w ostatniej sesji. &lt;1&gt; wydaje się, że dźwięki wychodzą pełnie. (2) dźwięki `dai-kan`-u. jeszcze szukam kształtu ust. &lt;1&gt; obecne punkty, na których należy zwrócić moją uwagę : (a) wysokość warg. (b) stopień otwarcia ust, w pione. (c) położenie warg, w zakresie do przodu lub do tyłu, nad dziurze dźwiękowym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47">
            <text:p>0813 <text:s/>113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-92</text:p>
          </table:table-cell>
          <table:table-cell table:style-name="ce19" office:value-type="string">
            <text:p>flet. bambus. produkować. wykonany z bambusa. flet wykonany z bambusa. </text:p>
          </table:table-cell>
          <table:table-cell table:style-name="ce20" office:value-type="string" table:number-columns-spanned="2" table:number-rows-spanned="1">
            <text:p>笛。竹。造る。竹で造る。竹で作った笛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47">
            <text:p>0813 <text:s/>1131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ثلاثاء، الثالث من أب.</text:p>
          </table:table-cell>
          <table:table-cell table:style-name="ce20"/>
          <table:table-cell table:style-name="ce20" office:value-type="string">
            <text:p>it was tuesday, the third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47">
            <text:p>0813 <text:s/>1131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سه شنبه بود، سوم ماه مرداد.</text:p>
          </table:table-cell>
          <table:table-cell table:style-name="ce20" office:value-type="string">
            <text:p>suwom[third / mordaad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47">
            <text:p>0813 <text:s/>1131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-93</text:p>
          </table:table-cell>
          <table:table-cell table:style-name="ce19" office:value-type="string">
            <text:p>يشترى. للشراء.من الضروري. / انا اشتري. هي تشتري.نشتري. اريد شراء. أحتاج لشراء.</text:p>
          </table:table-cell>
          <table:table-cell table:style-name="ce20" office:value-type="string">
            <text:p>yush'taraa[buy / li'shi'raa'i[to-buy / a'd^aruwri[necessary / hiy[she / nashtariy[we-buy / ariydu[i-want shiraa'u[buy / ah^taadh'l'shiraa'i</text:p>
          </table:table-cell>
          <table:table-cell table:style-name="ce20" office:value-type="string">
            <text:p>buy. to buy. necessary. / I buy. she buys. we buy. / I want to buy. I need to bu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47">
            <text:p>0813 <text:s/>113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6T11:28:31.63">
            <text:p>0806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trong tuần này, bạn có thể làm việc không? / nghỉ. tôi sẽ nghỉ ngơi. vào tuần tới, bạn sẽ nghỉ ngơi? / lịch trình. kế hoạch của bạn cho tháng này là gì?</text:p>
          </table:table-cell>
          <table:table-cell table:style-name="ce20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48">
            <text:p>0813 <text:s/>1131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23">
            <text:p>23</text:p>
          </table:table-cell>
          <table:table-cell table:style-name="ce3" table:formula="of:=[.B2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도착할 때, 시간은 오후 7시 47분. &lt;2&gt; 두 모두 없었다. 서 쪽으로 갔는데, 오지않다. &lt;3&gt; 공원으로 돌아가서 더욱 두 삼 분 정도 기다렸다. 오지않다. (2) 자전거로 돌아가기 시작한다. &lt;2&gt; 계단을 지났을 무렵, 쿠로가 나왔다. &lt;3&gt; 계단부터 체육관으로 통하는 다른 계단. 그 계단의 하단과 체육과의 옹벽이 <text:s/>접하는 곳. &lt;4&gt; 그 자리의 울타리 아래에서 나왔다.</text:p>
          </table:table-cell>
          <table:covered-table-cell table:number-columns-repeated="2" table:style-name="Default"/>
          <table:table-cell table:style-name="ce21"/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48">
            <text:p>0813 <text:s/>113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czwartek, piąty sierpnia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48">
            <text:p>0813 <text:s/>113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. zwróć uwagę na dźwięk. &lt;2&gt; czy dźwięk wychodzi w pełni? &lt;3&gt; czy dźwięk jest nieco przytłumiony? &lt;4&gt; jeśli nie, zmieniam specyfikę dmuchania, np. kierunek powietrza, kształt ust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49">
            <text:p>0813 <text:s/>113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иды[plan де'ятельности : изуча'ть[study фи'зику. <text:s/>(1) самовня'тые[self-raised вопросы[questions. &lt;1&gt; вопрос по матрице : матрица размером[size два х два. &lt;2&gt; два сто'&lt;a&gt;лбца[columns совпада'ют[match друг с другом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49">
            <text:p>0813 <text:s/>1131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7T09:19:57.86">
            <text:p>0807</text:p>
          </table:table-cell>
          <table:table-cell table:style-name="ce9" office:value-type="string">
            <text:p>v-1-95</text:p>
          </table:table-cell>
          <table:table-cell table:style-name="ce19" office:value-type="string">
            <text:p>tôi mệt. mệt mỏi. đã mệt. bạn mệt không? bạn có mệt không? / trong một tuần, bạn được nghỉ bao nhiêu ngày? ngày lễ. / trong tháng này, bạn đã nghỉ bao nhiêu lần? / quyết định. tôi đã quyết định. nó đã được quyết định. nó bị quyết định khi nào bạn nghỉ ngơi chưa, trong tuần?</text:p>
          </table:table-cell>
          <table:table-cell table:style-name="ce20" office:value-type="string" table:number-columns-spanned="2" table:number-rows-spanned="1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49">
            <text:p>0813 <text:s/>113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iątek, szósty sierpnia. /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49">
            <text:p>0813 <text:s/>1131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wydmuchanie każdego dźwięku w zakresie `kan`-u. (2) zauważony wzór[pattern : wydmuchanie `kan`-u, kształt dla którego. &lt;2&gt; na początku[beginning ćwiczenia, dźwięki wychodzą nieco przytłumione[muffled. &lt;3&gt; po jakimś czasie, dźwięki stają[become się miękkie[softer, bardziej pełne, które jest wskazujący[indicate, że usta samo stają się miękkie, zmieniający[change swój kształt. 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49">
            <text:p>0813 <text:s/>113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`평평 자리`에 도착할 전에 이미 달려왔었다. &lt;2&gt; 이 번엔 미케가 가장 근처으로 온다. &lt;3&gt; 크로는 `평평 자리`에서 멈춰, 앉는다. 이 쪽을 보고 있다. (2) 잠시 마사지, 돌아가기, 먹이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5">
            <text:p>0813 <text:s/>1131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سادس من آب.</text:p>
          </table:table-cell>
          <table:table-cell table:style-name="ce20" office:value-type="string">
            <text:p>aaba[sierpien`</text:p>
          </table:table-cell>
          <table:table-cell table:style-name="ce20" office:value-type="string">
            <text:p>it was friday, the sixth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5">
            <text:p>0813 <text:s/>1131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ششم ماه مرداد. اوت.</text:p>
          </table:table-cell>
          <table:table-cell table:style-name="ce20" office:value-type="string">
            <text:p>mordaad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5">
            <text:p>0813 <text:s/>1131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7">
            <text:p>7</text:p>
          </table:table-cell>
          <table:table-cell table:style-name="ce6"/>
          <table:table-cell table:style-name="ce9" office:value-type="string">
            <text:p>a-2-96</text:p>
          </table:table-cell>
          <table:table-cell table:style-name="ce19" office:value-type="string">
            <text:p>ماذا. ما؟ / ما أشتري؟ / ماذا أنا أشتريت؟ / ماذا <text:s/>/ أحتاج لشراء؟ / أحتاج لشراء؟ ما أريد شراء؟ <text:s/>/ ماذا أريد أن أشتري؟</text:p>
          </table:table-cell>
          <table:table-cell table:style-name="ce20" office:value-type="string">
            <text:p>uriydu[i-want / an / ash'tari'ya</text:p>
          </table:table-cell>
          <table:table-cell table:style-name="ce20" office:value-type="string">
            <text:p>what? / what do I buy? / what did I buy? / what do I need to buy? / what do I want to buy? / 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5">
            <text:p>0813 <text:s/>1131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ея'тельность исследова'тельская : вопро'с, над которым я рабо'тал вчера. (1) о смежным[residue классе. &lt;1&gt; подгруппа Н группы Г. &lt;2&gt; элеме'нт а группы Г, которы не являющийся элементом подгрупы Н. &lt;3&gt; смежный класс, которы состоящий[composed из элемента а и подгрупы Н. (аН) &lt;4&gt; пересече'ние[intersection аН и Н ---&gt; это пусто'е[empty?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5">
            <text:p>0813 <text:s/>1131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8T08:44:50.65">
            <text:p>0808</text:p>
          </table:table-cell>
          <table:table-cell table:style-name="ce9" office:value-type="string">
            <text:p>v-1-97</text:p>
          </table:table-cell>
          <table:table-cell table:style-name="ce19" office:value-type="string">
            <text:p>thương tật. cào. chạm đến. tôi bị thương. <text:s/>/ điều trị. cho phép. đối xử. lau đi. lau vết thương. / đánh. khăn. đắp <text:s/>khăn. đắp khăn lên vết thương.</text:p>
          </table:table-cell>
          <table:table-cell table:style-name="ce20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51">
            <text:p>0813 <text:s/>113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미케만. (1) 내려오지는 않다. &lt;2&gt; 잡고 내린다. <text:s/>(2) 고체까지 준 후 서 쪽으로 가려고 생각해 미케를 떠나 공원 입출구로 가려 한다. &lt;2&gt; 그러자 미케가 울리면서 옹벽 위로 보도 쪽으로 오려 한다. &lt;3&gt; 그래서 가는 걸 그만두고 원래 위치로 돌아갔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51">
            <text:p>0813 <text:s/>113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a sobota, siódmy sierpnia, pierwszy tydzień, ósmy miesiąc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51">
            <text:p>0813 <text:s/>113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około trzech taktów. &lt;2&gt; na papierze, napisałem także, wraz z notatkami, wykres dla głośności. &lt;3&gt; jak dla aspektu technicznego, melodia ma, tak zwane, `stukanie palcem`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51">
            <text:p>0813 <text:s/>1131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a-1-98</text:p>
          </table:table-cell>
          <table:table-cell table:style-name="ce19" office:value-type="string">
            <text:p>متجر. محل. سوبر ماركت. / أذهب إلى المتجر. / اسم. اسم المتجر. / كم مرة. غالبا.</text:p>
          </table:table-cell>
          <table:table-cell table:style-name="ce20" office:value-type="string" table:number-columns-spanned="2" table:number-rows-spanned="1">
            <text:p>mat'dharon[store mah^alon[shop suubar maarket[supermarket / adz'habu[go mat'dhari[store / ismu[name / kam maratan[how-often ghaaliban[mostly / tadzahabu[go AAdata[habits</text:p>
          </table:table-cell>
          <table:covered-table-cell table:style-name="ce20"/>
          <table:table-cell table:style-name="ce20" office:value-type="string" table:number-columns-spanned="3" table:number-rows-spanned="1">
            <text:p>shop. store. supermarket. / I go to the store. / name. the name of the store. / how often. often. how often do you go?</text:p>
          </table:table-cell>
          <table:covered-table-cell table:number-columns-repeated="2" table:style-name="Default"/>
          <table:table-cell table:style-name="ce20" table:number-columns-spanned="3" table:number-rows-spanned="1"/>
          <table:covered-table-cell table:number-columns-repeated="2" table:style-name="Default"/>
          <table:table-cell table:style-name="ce7" table:formula="of:=NOW()" office:value-type="date" office:date-value="2021-08-13T11:31:30.51">
            <text:p>0813 <text:s/>1131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كان يوم السبت، السابع من آب.</text:p>
          </table:table-cell>
          <table:table-cell table:style-name="ce20"/>
          <table:table-cell table:style-name="ce20" office:value-type="string">
            <text:p>it was saturday, the seventh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52">
            <text:p>0813 <text:s/>113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هفتم ماه مرداد.</text:p>
          </table:table-cell>
          <table:table-cell table:style-name="ce20" table:number-columns-repeated="2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52">
            <text:p>0813 <text:s/>113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кольцо'[ring. у него есть два вида[kind операций. &lt;1&gt; <text:s/>сложение и умножение. &lt;2&gt; сложение имеет[have нейтральный элементы и обратный элементы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52">
            <text:p>0813 <text:s/>113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9T09:00:59.85">
            <text:p>0809</text:p>
          </table:table-cell>
          <table:table-cell table:style-name="ce9" office:value-type="string">
            <text:p>v-1-99</text:p>
          </table:table-cell>
          <table:table-cell table:style-name="ce19" office:value-type="string">
            <text:p>thở. vách ngăn. cảm xúc. / tôi khó thở. tôi không có thể thở. / ngực. nỗi đau. ngực đau. đau ngực. / dạ dày. tôi bị đau bao tử. tôi bị đau dạ dày.</text:p>
          </table:table-cell>
          <table:table-cell table:style-name="ce20" office:value-type="string" table:number-columns-spanned="2" table:number-rows-spanned="1">
            <text:p>呼吸。苦しい。感じる。 / 呼吸が苦しい。 / 胸。痛い。胸が痛い。 / 腹。腹が痛い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52">
            <text:p>0813 <text:s/>1131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계단 아래에 온 무렵엔 미케의 울음소리가 들려 있었다. (2) 옹벽에 도착하면, 돌출 옆에서는 미케만 있다. 내리오지는 않다. &lt;2&gt; 미케를 잡고 내려고 한다. &lt;3&gt; 그 때 크로가 돌출 뒤에서 나온다. &lt;4&gt; 미케를 내렸던 후 크로도 잡고 내렸다. (2) 자녀 동반의 갱이 근처까지 왔다. &lt;2&gt; 아마도 매미의 탈피하는 모습을 찾고 있는 것이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3T11:31:30.53">
            <text:p>0813 <text:s/>1131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ósmy sierpnia, pierwszy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 i `dai-kan`. &lt;2&gt; jak dla <text:s/>`dai-kan`-u, dziury, na które dmuchałem, to były pierwszy i drugi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kiedy dmucham `dai-kan` nuty, czuję, że dźwięki, tj, dźwięki `dai-kan`-u, mają jakość, która jest w jaki sposób związana[related z niebem. nie z ziemi. (3) jak dla dźwięki w zakresie[range `ro`, z drugiej strony, rzeczywiście, należą do ziemi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9">
          <table:table-cell table:style-name="ce3"/>
          <table:table-cell table:style-name="ce3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ثامن من آب، الأسبوع الأول، <text:s/>الشهر الثامن.</text:p>
          </table:table-cell>
          <table:table-cell table:style-name="ce20" office:value-type="string">
            <text:p>al'usbuA[week al'awala[first / a'shaharu[month</text:p>
          </table:table-cell>
          <table:table-cell table:style-name="ce20" office:value-type="string">
            <text:p>it was sunday, the eigth of august, the first week, the eight month.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30">
          <table:table-cell table:style-name="ce3"/>
          <table:table-cell table:style-name="ce3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هشتم ماه مرداد، هفته اول، ماه هشتم.</text:p>
          </table:table-cell>
          <table:table-cell table:style-name="ce20" office:value-type="string">
            <text:p>hafte[week / aval[first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9">
          <table:table-cell table:style-name="ce3"/>
          <table:table-cell table:style-name="ce3" table:formula="of:=[.B50]+1" office:value-type="float" office:value="8">
            <text:p>8</text:p>
          </table:table-cell>
          <table:table-cell table:style-name="ce6"/>
          <table:table-cell table:style-name="ce9" office:value-type="string">
            <text:p>a-2-100</text:p>
          </table:table-cell>
          <table:table-cell table:style-name="ce19" office:value-type="string">
            <text:p>غالبا. كم مرة؟ / <text:s/>اذهب. هل تذهب؟ أنت / <text:s/>انا اذهب. انا اذهب إلى المحل. / أذهب إلى المتجر كثيرًا.</text:p>
          </table:table-cell>
          <table:table-cell table:style-name="ce20" office:value-type="string" table:number-columns-spanned="2" table:number-rows-spanned="1">
            <text:p>GAAliba[mostly / adh'hab[go / hal[do-you / tadh'habu / an[you / ana adh'hab[i-go / kathiyran[often</text:p>
          </table:table-cell>
          <table:covered-table-cell table:style-name="ce10"/>
          <table:table-cell table:style-name="ce10" office:value-type="string" table:number-columns-spanned="2" table:number-rows-spanned="1">
            <text:p>often. how often? / go. do you go? you. / I go. I go to the shop. I go to the shop often.</text:p>
          </table:table-cell>
          <table:covered-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5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определение[definition. по определению, кольцо, в операции умножения, не имеет нейтрального элемента, ни обратного элемента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52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коли'чество[quantity элементов в множество. это, по-английски, называется "order" этого множества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10T10:02:49.39">
            <text:p>0810</text:p>
          </table:table-cell>
          <table:table-cell table:style-name="ce9" office:value-type="string">
            <text:p>v-1-101</text:p>
          </table:table-cell>
          <table:table-cell table:style-name="ce19" office:value-type="string">
            <text:p>chải. gầu múc. nước. / tay. cánh tay. có. / có một bàn chải. có một cái gầu múc. / đưa vào. thêm nước. cho nước vào xô. đưa vào nước vào xô.</text:p>
          </table:table-cell>
          <table:table-cell table:style-name="ce20" office:value-type="string" table:number-columns-spanned="2" table:number-rows-spanned="1">
            <text:p>ブラシ。バケツ。水。/ 手。腕。持つ。/ ブラシを持つ。バケツを持つ。/ 入れる。水を入れる。水をバケツに入れる</text:p>
          </table:table-cell>
          <table:covered-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5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는 옹벽 위에서는 아니라, 남 쪽 입출구의 통하는 돌계단의 서 쪽에서 나왔다. (2) 크로는 옹벽 위에. &lt;2&gt; 곧 내려오지는 않다. 내가 잡고 내렸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table:formula="of:=[.B5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ziewią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5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&lt;2&gt; po pierwszy raz, zagrałem jedną melodię pani Tatara. &lt;3&gt; tytuł, to jest `ju-u-ka-ri`. &lt;4&gt; ta melodia używa nut `kan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5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odkrycie dotyczący notatek `kan`. &lt;2&gt; warga dolna. kiedy wydmuchasz `kan`, przesuwasz wargi dolnej w dół, bardziej w dół niż nutatek `ro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8">
          <table:table-cell table:style-name="ce3"/>
          <table:table-cell table:style-name="ce3" table:formula="of:=[.B5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تاسع من آب، الأسبوع الثاني، الشهر الثامن.</text:p>
          </table:table-cell>
          <table:table-cell table:style-name="ce20" office:value-type="string">
            <text:p>a'shaharu[month / a'thaaminu[eighth</text:p>
          </table:table-cell>
          <table:table-cell table:style-name="ce20" office:value-type="string">
            <text:p>it was monday, the ninth of august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30">
          <table:table-cell table:style-name="ce3"/>
          <table:table-cell table:style-name="ce3" table:formula="of:=[.B5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نهم ماه مرداد، هفته دوم، <text:s/>ماه هشتم.</text:p>
          </table:table-cell>
          <table:table-cell table:style-name="ce20" office:value-type="string">
            <text:p>nohom[ninth / dovom[second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9">
          <table:table-cell table:style-name="ce3"/>
          <table:table-cell table:style-name="ce3" table:formula="of:=[.B60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بالأمس، انا اذهب إلى المحل.</text:p>
          </table:table-cell>
          <table:table-cell table:style-name="ce20" office:value-type="string">
            <text:p>adh'hab[go / iilaa'l'mah^ari</text:p>
          </table:table-cell>
          <table:table-cell table:style-name="ce20"/>
          <table:table-cell table:style-name="ce21" office:value-type="string" table:number-columns-spanned="2" table:number-rows-spanned="1">
            <text:p>yesterday, I went to the shop</text:p>
          </table:table-cell>
          <table:covered-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6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транспозиция. квадра'т само'&lt;a&gt;го, это равен[is-equal-to само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12T11:18:13.36">
            <text:p>0812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`평평 자리`의 좀 앞으로 도달할 무렵 크로, 그리고 곧 이어 미케가 달려왔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크로의 몸. 체모가 곳곳 젖어있다. &lt;2&gt; 냄새를 맡아 봤지만, 소변이 아닌 것 같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jedenasty sierpnia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ez kompozycji. &lt;2&gt; bez grania melodii. (2) tylko, ćwiczenie wydmuchania. dźięki `kan`-u. &lt;2&gt; w górę do siódmej dziury. (3) dziury szósta i siódma. `kan` wychodził płynnie. ciało fleta dobdze rezonuje. &lt;2&gt; jasny dźwięk. nie stłumiony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7">
          <table:table-cell table:style-name="ce3"/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ربعاء، الحادي عشر من آب، الأسبوع الثاني، الشهر الثامن.</text:p>
          </table:table-cell>
          <table:table-cell table:style-name="ce20"/>
          <table:table-cell table:style-name="ce20" office:value-type="string">
            <text:p>it was wednesday, the eleventh of august, the secon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8">
          <table:table-cell table:style-name="ce3"/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يازدهم ماه مرداد، هفته دوم، ماه هشتم</text:p>
          </table:table-cell>
          <table:table-cell table:style-name="ce20" office:value-type="string">
            <text:p>yaaz'dahom(?) / mordaad[august / <text:s/>hafte[week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как читать обозначения[notation перестановки[permutation. &lt;1&gt; например, давайте имеет, здесь[here, обозначим [3241]. &lt;2&gt; 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70]+1" office:value-type="float" office:value="9">
            <text:p>9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&lt;2&gt; первая буква[letter слева[from-left, это 3. &lt;3&gt; это буква `3` означает[mean, что первая буква в целевой[target строке[string, вы перемещаете[move эту букву на третье место в последней[last строке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4">
          <table:table-cell table:style-name="ce3" table:number-columns-repeated="2"/>
          <table:table-cell table:style-name="ce6" office:value-type="date" office:date-value="2021-08-13T09:16:37.44">
            <text:p>0813</text:p>
          </table:table-cell>
          <table:table-cell table:style-name="ce9" office:value-type="string">
            <text:p>v-1-103</text:p>
          </table:table-cell>
          <table:table-cell table:style-name="ce19" office:value-type="string">
            <text:p>xẻng. muỗng xúc. bê tông. / đổ bê tông bằng xẻng. / với một cái xẻng, <text:s/>hãy đi ra ngoài. / vui lòng, làm ơn, nhập vào đây.</text:p>
          </table:table-cell>
          <table:table-cell table:style-name="ce20" office:value-type="string" table:number-columns-spanned="2" table:number-rows-spanned="1">
            <text:p>シャベル。スコップ。コンクリート。/ コンクリートを、シャベルで、入れる。/ シャベルで、外へ出す。/ ここへ、入れてください。</text:p>
          </table:table-cell>
          <table:covered-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 table:number-columns-repeated="2"/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, 그리고 미케가 내려왔다. (2) 아이들. 공워을 남북으로 지나는 통로. 그 통로의 북끝 근처에서 아이들이 놀고 있었다. &lt;2&gt; 그래서 두 마리를 촉구하고 옹벽의 정위치으로 돌아갔다. &lt;3&gt; 그 정위치에서 마사지를 했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czwartek, dwunas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 (2) ćwiczenie dla `kan`-u i `dai-kan`-u. (3) ruch przejściowy, od drugiej dziury w zakresie `kan`-u, do szóstej w zakresie `ro`, i na odwrót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 table:number-columns-repeated="2"/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группа симметрии тетра'эдра. &lt;2&gt; сама группа не коммутативна &lt;3&gt; но, подгруппа может быть коммутативной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проекция, которая отображает множество М в саму М. &lt;2&gt; здесь, `отображает` значит, что область определения и область значений, это два дмена идентичны друг с другу. &lt;3&gt; это проекция не говорит, что эта отображает кажды елемент <text:s/>с собой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8">
          <table:table-cell table:style-name="ce3" table:number-columns-repeated="2"/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ثاني عشر من آب، الأسبوع الثاني، الشهر الثامن.</text:p>
          </table:table-cell>
          <table:table-cell table:style-name="ce20"/>
          <table:table-cell table:style-name="ce20" office:value-type="string">
            <text:p>it was thursday, the twelfth of august, the secon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31">
          <table:table-cell table:style-name="ce3" table:number-columns-repeated="2"/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دوازدهم ماه مرداد، هفته دوم، ماه هشتم</text:p>
          </table:table-cell>
          <table:table-cell table:style-name="ce20" office:value-type="string">
            <text:p>davooz'dahom[twelfth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 table:number-rows-repeated="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13T11:31:00.1">
            <text:p>0813 <text:s/>1131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13T11:31:30.58">
            <text:p>0813 <text:s/>1131</text:p>
          </table:table-cell>
          <table:table-cell table:style-name="ce7" table:formula="of:=NOW()" office:value-type="date" office:date-value="2021-08-13T11:31:30.58">
            <text:p>0813 <text:s/>1131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13T11:31:30.58">
            <text:p>0813 <text:s/>1131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3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4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3">2021/08/13</text:date>, <text:time>11:31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13T11:31:29.64</dc:date>
    <dc:creator>iwabuchi ken</dc:creator>
    <meta:editing-duration>P5DT21H28M14S</meta:editing-duration>
    <meta:editing-cycles>906</meta:editing-cycles>
    <meta:generator>OpenOffice/4.1.3$Win32 OpenOffice.org_project/413m1$Build-9783</meta:generator>
    <meta:document-statistic meta:table-count="2" meta:cell-count="1129" meta:object-count="0"/>
  </office:meta>
</office:document-meta>
</file>